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FactoryTypeConverter.canConvert( TypeDescriptor sourceTypeDescriptor , TypeDescriptor targetTypeDescrip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FactoryTypeConverter.setBeanFactory( BeanFactory bean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FactoryTypeConverter.convertValue( Object value , TypeDescriptor sourceType , TypeDescriptor target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eanFactoryTypeConverter.canConvert( Class &lt; ? &gt; sourceType , Class &lt; ? &gt; target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eanFactoryTypeConverter.BeanFactoryTypeConver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FactoryTypeConverter.BeanFactoryTypeConverte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TypeConverter.setConversionService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